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18c" officeooo:paragraph-rsid="000b918c"/>
    </style:style>
    <style:style style:name="P2" style:family="paragraph" style:parent-style-name="Standard">
      <style:text-properties officeooo:rsid="000d0121" officeooo:paragraph-rsid="000d0121"/>
    </style:style>
    <style:style style:name="P3" style:family="paragraph" style:parent-style-name="Standard">
      <style:text-properties officeooo:rsid="000d0121" officeooo:paragraph-rsid="0010e4c5"/>
    </style:style>
    <style:style style:name="P4" style:family="paragraph" style:parent-style-name="Standard">
      <style:text-properties officeooo:rsid="0010e4c5" officeooo:paragraph-rsid="0010e4c5"/>
    </style:style>
    <style:style style:name="P5" style:family="paragraph" style:parent-style-name="Standard">
      <style:text-properties officeooo:rsid="00127950" officeooo:paragraph-rsid="00127950"/>
    </style:style>
    <style:style style:name="T1" style:family="text">
      <style:text-properties officeooo:rsid="000d0121"/>
    </style:style>
    <style:style style:name="T2" style:family="text">
      <style:text-properties officeooo:rsid="0010e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 L</text:p>
      <text:p text:style-name="P1">BPJ 34</text:p>
      <text:p text:style-name="P1"/>
      <text:p text:style-name="P2">5<text:tab/>-16<text:tab/>9<text:tab/>21</text:p>
      <text:p text:style-name="P2">22<text:tab/>19<text:tab/>-101<text:tab/>36</text:p>
      <text:p text:style-name="P2">18<text:tab/>17<text:tab/>64<text:tab/>-2</text:p>
      <text:p text:style-name="P1"/>
      <text:p text:style-name="P1">1. <text:bookmark-start text:name="__DdeLink__1_337370859"/><text:span text:style-name="T1">int[][] a = {{5, -16, 9, 21}, {22, 19, -101, 36}, {18, 17, 64, -2}};</text:span><text:bookmark-end text:name="__DdeLink__1_337370859"/></text:p>
      <text:p text:style-name="P1"/>
      <text:p text:style-name="P2">3. D</text:p>
      <text:p text:style-name="P2"/>
      <text:p text:style-name="P3">5. <text:span text:style-name="T2"><text:s/>System.out.println(a[2].length);</text:span></text:p>
      <text:p text:style-name="P3"/>
      <text:p text:style-name="P4">7. it prints:</text:p>
      <text:p text:style-name="P4">5<text:tab/>-16<text:tab/>9<text:tab/>21</text:p>
      <text:p text:style-name="P4">22<text:tab/>19<text:tab/>-101<text:tab/>36</text:p>
      <text:p text:style-name="P4">18<text:tab/>17<text:tab/>64<text:tab/>-2</text:p>
      <text:p text:style-name="P4"/>
      <text:p text:style-name="P4">9. <text:s/>-2</text:p>
      <text:p text:style-name="P4"/>
      <text:p text:style-name="P4">11.</text:p>
      <text:p text:style-name="P3">5<text:tab/>-16<text:tab/>9<text:tab/>21</text:p>
      <text:p text:style-name="P3">22<text:tab/>19<text:tab/>-101<text:tab/>36</text:p>
      <text:p text:style-name="P3">-<text:span text:style-name="T2">156<text:tab/></text:span>-<text:span text:style-name="T2">156<text:tab/></text:span>-<text:span text:style-name="T2">156<text:tab/></text:span>-<text:span text:style-name="T2">156</text:span></text:p>
      <text:p text:style-name="P3"/>
      <text:p text:style-name="P5">13. it prints:</text:p>
      <text:p text:style-name="P5">0</text:p>
      <text:p text:style-name="P5"/>
      <text:p text:style-name="P5">15. No, however you can loop through the rows and sort the columns individually with Arrays.sort(z[i])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1:22:41.862633334</meta:creation-date>
    <dc:date>2016-11-22T11:42:25.035298431</dc:date>
    <meta:editing-duration>PT19M4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86" meta:character-count="373" meta:non-whitespace-character-count="305"/>
  </office:meta>
</office:document-meta>
</file>